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65.8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70" table:default-cell-style-name="Default"/>
        <table:table-column table:style-name="co5" table:number-columns-repeated="751" table:default-cell-style-name="Default"/>
        <table:table-row table:style-name="ro1">
          <table:table-cell table:style-name="ce1" table:number-columns-repeated="3"/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22" table:style-name="ce1" office:value-type="string" calcext:value-type="string">
            <text:p>Cryptography</text:p>
          </table:table-cell>
          <table:table-cell table:number-columns-repeated="28" table:style-name="ce1" office:value-type="string" calcext:value-type="string">
            <text:p>Forensics</text:p>
          </table:table-cell>
          <table:table-cell table:number-columns-repeated="21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6" table:style-name="ce1" office:value-type="string" calcext:value-type="string">
            <text:p>Malware Analysis</text:p>
          </table:table-cell>
          <table:table-cell table:number-columns-repeated="19" table:style-name="ce1" office:value-type="string" calcext:value-type="string">
            <text:p>Pwnage Linux</text:p>
          </table:table-cell>
          <table:table-cell table:number-columns-repeated="40" table:style-name="ce1" office:value-type="string" calcext:value-type="string">
            <text:p>Reverse Engineering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6" table:style-name="ce1" office:value-type="string" calcext:value-type="string">
            <text:p>SQL Injection</text:p>
          </table:table-cell>
          <table:table-cell table:number-columns-repeated="21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6" table:style-name="ce1" office:value-type="string" calcext:value-type="string">
            <text:p>Web</text:p>
          </table:table-cell>
          <table:table-cell table:style-name="ce1" table:number-columns-repeated="751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Free Flag Encrypter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Rusty RSA message signing service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Unicorn As A Service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Who I am part 2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I love cat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R.I.P MsPaint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C Jail 4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 Jail 5</text:p>
          </table:table-cell>
          <table:table-cell table:style-name="ce1" office:value-type="string" calcext:value-type="string">
            <text:p>Bash Jail 6</text:p>
          </table:table-cell>
          <table:table-cell table:style-name="ce1" office:value-type="string" calcext:value-type="string">
            <text:p>Bash Jail 7</text:p>
          </table:table-cell>
          <table:table-cell table:style-name="ce1" office:value-type="string" calcext:value-type="string">
            <text:p>C Jail 6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APT 1337</text:p>
          </table:table-cell>
          <table:table-cell table:style-name="ce1" office:value-type="string" calcext:value-type="string">
            <text:p>RAO democracy</text:p>
          </table:table-cell>
          <table:table-cell table:style-name="ce1" office:value-type="string" calcext:value-type="string">
            <text:p>WebShell of Hell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Jack the heaper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Intro To Sparc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Old School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Can I speak with the kernel?</text:p>
          </table:table-cell>
          <table:table-cell table:style-name="ce1" office:value-type="string" calcext:value-type="string">
            <text:p>Phenix Golgoth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The supreme bash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oracl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Internet As A Service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The vestige of dial-up Internet</text:p>
          </table:table-cell>
          <table:table-cell table:style-name="ce1" office:value-type="string" calcext:value-type="string">
            <text:p>The Sloth</text:p>
          </table:table-cell>
          <table:table-cell table:style-name="ce1" office:value-type="string" calcext:value-type="string">
            <text:p>Can you see through the matrix!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Stay Classy!</text:p>
          </table:table-cell>
          <table:table-cell table:style-name="ce1" office:value-type="string" calcext:value-type="string">
            <text:p>Can you see through the matrix reloaded!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PHP Fairy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PHP feature or 0day?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Timesheet As a Service</text:p>
          </table:table-cell>
          <table:table-cell table:style-name="ce1" office:value-type="string" calcext:value-type="string">
            <text:p>Password Reset As a Servic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PHP feature or 0day reloaded?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51"/>
        </table:table-row>
        <table:table-row table:style-name="ro3">
          <table:table-cell table:style-name="ce2"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TOTAL_POINT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3" calcext:value-type="float">
            <text:p>3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2" calcext:value-type="float">
            <text:p>2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51"/>
        </table:table-row>
        <table:table-row table:style-name="ro3">
          <table:table-cell table:style-name="ce3" office:value-type="string" calcext:value-type="string">
            <text:p>an0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5" calcext:value-type="float">
            <text:p>11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table:number-columns-repeated="751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2" calcext:value-type="float">
            <text:p>2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5" calcext:value-type="float">
            <text:p>5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6" calcext:value-type="float">
            <text:p>6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7" calcext:value-type="float">
            <text:p>7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9" calcext:value-type="float">
            <text:p>9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10" calcext:value-type="float">
            <text:p>10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1" calcext:value-type="float">
            <text:p>11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12" calcext:value-type="float">
            <text:p>12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13" calcext:value-type="float">
            <text:p>13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ysleixa</text:p>
          </table:table-cell>
          <table:table-cell office:value-type="float" office:value="14" calcext:value-type="float">
            <text:p>14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5" calcext:value-type="float">
            <text:p>15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7" calcext:value-type="float">
            <text:p>17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18" calcext:value-type="float">
            <text:p>18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ulliedeclat</text:p>
          </table:table-cell>
          <table:table-cell office:value-type="float" office:value="19" calcext:value-type="float">
            <text:p>19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20" calcext:value-type="float">
            <text:p>20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21" calcext:value-type="float">
            <text:p>21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22" calcext:value-type="float">
            <text:p>2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23" calcext:value-type="float">
            <text:p>23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ic-lovin</text:p>
          </table:table-cell>
          <table:table-cell office:value-type="float" office:value="24" calcext:value-type="float">
            <text:p>24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25" calcext:value-type="float">
            <text:p>25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estiny</text:p>
          </table:table-cell>
          <table:table-cell office:value-type="float" office:value="26" calcext:value-type="float">
            <text:p>2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upsik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29" calcext:value-type="float">
            <text:p>29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30" calcext:value-type="float">
            <text:p>3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31" calcext:value-type="float">
            <text:p>31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32" calcext:value-type="float">
            <text:p>32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rcS0H</text:p>
          </table:table-cell>
          <table:table-cell office:value-type="float" office:value="33" calcext:value-type="float">
            <text:p>33</text:p>
          </table:table-cell>
          <table:table-cell office:value-type="float" office:value="456" calcext:value-type="float">
            <text:p>45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35" calcext:value-type="float">
            <text:p>35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36" calcext:value-type="float">
            <text:p>36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hill</text:p>
          </table:table-cell>
          <table:table-cell office:value-type="float" office:value="37" calcext:value-type="float">
            <text:p>37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38" calcext:value-type="float">
            <text:p>38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39" calcext:value-type="float">
            <text:p>39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40" calcext:value-type="float">
            <text:p>40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41" calcext:value-type="float">
            <text:p>41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lablazej</text:p>
          </table:table-cell>
          <table:table-cell office:value-type="float" office:value="42" calcext:value-type="float">
            <text:p>42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43" calcext:value-type="float">
            <text:p>4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44" calcext:value-type="float">
            <text:p>44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45" calcext:value-type="float">
            <text:p>45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46" calcext:value-type="float">
            <text:p>46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ob</text:p>
          </table:table-cell>
          <table:table-cell office:value-type="float" office:value="47" calcext:value-type="float">
            <text:p>47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48" calcext:value-type="float">
            <text:p>48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ove0day</text:p>
          </table:table-cell>
          <table:table-cell office:value-type="float" office:value="49" calcext:value-type="float">
            <text:p>49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51" calcext:value-type="float">
            <text:p>5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52" calcext:value-type="float">
            <text:p>52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53" calcext:value-type="float">
            <text:p>5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54" calcext:value-type="float">
            <text:p>5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55" calcext:value-type="float">
            <text:p>55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56" calcext:value-type="float">
            <text:p>56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rkmark</text:p>
          </table:table-cell>
          <table:table-cell office:value-type="float" office:value="57" calcext:value-type="float">
            <text:p>57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58" calcext:value-type="float">
            <text:p>58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ister_Bert0ni</text:p>
          </table:table-cell>
          <table:table-cell office:value-type="float" office:value="59" calcext:value-type="float">
            <text:p>59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61" calcext:value-type="float">
            <text:p>61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62" calcext:value-type="float">
            <text:p>62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ixtelnis</text:p>
          </table:table-cell>
          <table:table-cell office:value-type="float" office:value="63" calcext:value-type="float">
            <text:p>6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64" calcext:value-type="float">
            <text:p>6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65" calcext:value-type="float">
            <text:p>65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66" calcext:value-type="float">
            <text:p>66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68" calcext:value-type="float">
            <text:p>68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69" calcext:value-type="float">
            <text:p>69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70" calcext:value-type="float">
            <text:p>70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71" calcext:value-type="float">
            <text:p>71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_Unkn0wn_</text:p>
          </table:table-cell>
          <table:table-cell office:value-type="float" office:value="72" calcext:value-type="float">
            <text:p>7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rcan2020</text:p>
          </table:table-cell>
          <table:table-cell office:value-type="float" office:value="73" calcext:value-type="float">
            <text:p>7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74" calcext:value-type="float">
            <text:p>7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nowscan</text:p>
          </table:table-cell>
          <table:table-cell office:value-type="float" office:value="75" calcext:value-type="float">
            <text:p>7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76" calcext:value-type="float">
            <text:p>76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77" calcext:value-type="float">
            <text:p>77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78" calcext:value-type="float">
            <text:p>78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79" calcext:value-type="float">
            <text:p>79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80" calcext:value-type="float">
            <text:p>8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81" calcext:value-type="float">
            <text:p>81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82" calcext:value-type="float">
            <text:p>82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83" calcext:value-type="float">
            <text:p>8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84" calcext:value-type="float">
            <text:p>84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85" calcext:value-type="float">
            <text:p>8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lothy</text:p>
          </table:table-cell>
          <table:table-cell office:value-type="float" office:value="86" calcext:value-type="float">
            <text:p>8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87" calcext:value-type="float">
            <text:p>8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iv</text:p>
          </table:table-cell>
          <table:table-cell office:value-type="float" office:value="88" calcext:value-type="float">
            <text:p>8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89" calcext:value-type="float">
            <text:p>89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91" calcext:value-type="float">
            <text:p>9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4sher</text:p>
          </table:table-cell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93" calcext:value-type="float">
            <text:p>93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94" calcext:value-type="float">
            <text:p>94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asia-tutej</text:p>
          </table:table-cell>
          <table:table-cell office:value-type="float" office:value="95" calcext:value-type="float">
            <text:p>9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jusb3</text:p>
          </table:table-cell>
          <table:table-cell office:value-type="float" office:value="97" calcext:value-type="float">
            <text:p>9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ichung</text:p>
          </table:table-cell>
          <table:table-cell office:value-type="float" office:value="98" calcext:value-type="float">
            <text:p>98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100" calcext:value-type="float">
            <text:p>10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imbernie</text:p>
          </table:table-cell>
          <table:table-cell office:value-type="float" office:value="101" calcext:value-type="float">
            <text:p>101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102" calcext:value-type="float">
            <text:p>102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avish</text:p>
          </table:table-cell>
          <table:table-cell office:value-type="float" office:value="103" calcext:value-type="float">
            <text:p>103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104" calcext:value-type="float">
            <text:p>10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105" calcext:value-type="float">
            <text:p>10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106" calcext:value-type="float">
            <text:p>106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ung</text:p>
          </table:table-cell>
          <table:table-cell office:value-type="float" office:value="107" calcext:value-type="float">
            <text:p>10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108" calcext:value-type="float">
            <text:p>108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109" calcext:value-type="float">
            <text:p>109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110" calcext:value-type="float">
            <text:p>11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111" calcext:value-type="float">
            <text:p>111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113" calcext:value-type="float">
            <text:p>11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jfgauron</text:p>
          </table:table-cell>
          <table:table-cell office:value-type="float" office:value="114" calcext:value-type="float">
            <text:p>114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115" calcext:value-type="float">
            <text:p>115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116" calcext:value-type="float">
            <text:p>116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ideni</text:p>
          </table:table-cell>
          <table:table-cell office:value-type="float" office:value="117" calcext:value-type="float">
            <text:p>117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ertanLeGnome</text:p>
          </table:table-cell>
          <table:table-cell office:value-type="float" office:value="118" calcext:value-type="float">
            <text:p>118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121" calcext:value-type="float">
            <text:p>121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yraTR</text:p>
          </table:table-cell>
          <table:table-cell office:value-type="float" office:value="123" calcext:value-type="float">
            <text:p>123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ble</text:p>
          </table:table-cell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raken</text:p>
          </table:table-cell>
          <table:table-cell office:value-type="float" office:value="126" calcext:value-type="float">
            <text:p>12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127" calcext:value-type="float">
            <text:p>127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128" calcext:value-type="float">
            <text:p>128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cormier</text:p>
          </table:table-cell>
          <table:table-cell office:value-type="float" office:value="129" calcext:value-type="float">
            <text:p>129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130" calcext:value-type="float">
            <text:p>130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131" calcext:value-type="float">
            <text:p>13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32" calcext:value-type="float">
            <text:p>132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133" calcext:value-type="float">
            <text:p>133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szostak</text:p>
          </table:table-cell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korlith</text:p>
          </table:table-cell>
          <table:table-cell office:value-type="float" office:value="135" calcext:value-type="float">
            <text:p>1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136" calcext:value-type="float">
            <text:p>136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138" calcext:value-type="float">
            <text:p>138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be4</text:p>
          </table:table-cell>
          <table:table-cell office:value-type="float" office:value="139" calcext:value-type="float">
            <text:p>139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140" calcext:value-type="float">
            <text:p>14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iz3kid</text:p>
          </table:table-cell>
          <table:table-cell office:value-type="float" office:value="141" calcext:value-type="float">
            <text:p>141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43" calcext:value-type="float">
            <text:p>14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arin</text:p>
          </table:table-cell>
          <table:table-cell office:value-type="float" office:value="144" calcext:value-type="float">
            <text:p>144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145" calcext:value-type="float">
            <text:p>145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146" calcext:value-type="float">
            <text:p>146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ootkid1</text:p>
          </table:table-cell>
          <table:table-cell office:value-type="float" office:value="147" calcext:value-type="float">
            <text:p>14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148" calcext:value-type="float">
            <text:p>148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eans</text:p>
          </table:table-cell>
          <table:table-cell office:value-type="float" office:value="149" calcext:value-type="float">
            <text:p>149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152" calcext:value-type="float">
            <text:p>15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inus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54" calcext:value-type="float">
            <text:p>154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tanda4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urrat</text:p>
          </table:table-cell>
          <table:table-cell office:value-type="float" office:value="156" calcext:value-type="float">
            <text:p>15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57" calcext:value-type="float">
            <text:p>157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159" calcext:value-type="float">
            <text:p>15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eerkat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161" calcext:value-type="float">
            <text:p>16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62" calcext:value-type="float">
            <text:p>16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sp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ightym0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edroysb</text:p>
          </table:table-cell>
          <table:table-cell office:value-type="float" office:value="165" calcext:value-type="float">
            <text:p>16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ecgeek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llfro</text:p>
          </table:table-cell>
          <table:table-cell office:value-type="float" office:value="168" calcext:value-type="float">
            <text:p>168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ecoder34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nadeau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pnow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lash2307</text:p>
          </table:table-cell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ising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G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82" calcext:value-type="float">
            <text:p>182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gycondor</text:p>
          </table:table-cell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oppycompass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ismet</text:p>
          </table:table-cell>
          <table:table-cell office:value-type="float" office:value="187" calcext:value-type="float">
            <text:p>187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uRGeoNix</text:p>
          </table:table-cell>
          <table:table-cell office:value-type="float" office:value="193" calcext:value-type="float">
            <text:p>193</text:p>
          </table:table-cell>
          <table:table-cell office:value-type="float" office:value="180" calcext:value-type="float">
            <text:p>18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uxerails</text:p>
          </table:table-cell>
          <table:table-cell office:value-type="float" office:value="198" calcext:value-type="float">
            <text:p>198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ristan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202" calcext:value-type="float">
            <text:p>202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inik</text:p>
          </table:table-cell>
          <table:table-cell office:value-type="float" office:value="203" calcext:value-type="float">
            <text:p>20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lou</text:p>
          </table:table-cell>
          <table:table-cell office:value-type="float" office:value="204" calcext:value-type="float">
            <text:p>20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inta1337</text:p>
          </table:table-cell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Psih1337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210" calcext:value-type="float">
            <text:p>210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211" calcext:value-type="float">
            <text:p>211</text:p>
          </table:table-cell>
          <table:table-cell office:value-type="float" office:value="168" calcext:value-type="float">
            <text:p>16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ngelwhu</text:p>
          </table:table-cell>
          <table:table-cell office:value-type="float" office:value="212" calcext:value-type="float">
            <text:p>212</text:p>
          </table:table-cell>
          <table:table-cell office:value-type="float" office:value="168" calcext:value-type="float">
            <text:p>168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NS</text:p>
          </table:table-cell>
          <table:table-cell office:value-type="float" office:value="214" calcext:value-type="float">
            <text:p>21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enito255</text:p>
          </table:table-cell>
          <table:table-cell office:value-type="float" office:value="215" calcext:value-type="float">
            <text:p>21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_o_</text:p>
          </table:table-cell>
          <table:table-cell office:value-type="float" office:value="216" calcext:value-type="float">
            <text:p>216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217" calcext:value-type="float">
            <text:p>217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218" calcext:value-type="float">
            <text:p>21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219" calcext:value-type="float">
            <text:p>219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scope_hacker</text:p>
          </table:table-cell>
          <table:table-cell office:value-type="float" office:value="221" calcext:value-type="float">
            <text:p>22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Werclues</text:p>
          </table:table-cell>
          <table:table-cell office:value-type="float" office:value="223" calcext:value-type="float">
            <text:p>22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gienka</text:p>
          </table:table-cell>
          <table:table-cell office:value-type="float" office:value="224" calcext:value-type="float">
            <text:p>224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225" calcext:value-type="float">
            <text:p>2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226" calcext:value-type="float">
            <text:p>226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227" calcext:value-type="float">
            <text:p>22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28" calcext:value-type="float">
            <text:p>22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229" calcext:value-type="float">
            <text:p>22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integeruser</text:p>
          </table:table-cell>
          <table:table-cell office:value-type="float" office:value="230" calcext:value-type="float">
            <text:p>230</text:p>
          </table:table-cell>
          <table:table-cell office:value-type="float" office:value="157" calcext:value-type="float">
            <text:p>157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231" calcext:value-type="float">
            <text:p>231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232" calcext:value-type="float">
            <text:p>23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CaptureTheSwag</text:p>
          </table:table-cell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invictus</text:p>
          </table:table-cell>
          <table:table-cell office:value-type="float" office:value="234" calcext:value-type="float">
            <text:p>23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rStorm</text:p>
          </table:table-cell>
          <table:table-cell office:value-type="float" office:value="235" calcext:value-type="float">
            <text:p>23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236" calcext:value-type="float">
            <text:p>236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237" calcext:value-type="float">
            <text:p>237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gai1xeRoh</text:p>
          </table:table-cell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eoxquick</text:p>
          </table:table-cell>
          <table:table-cell office:value-type="float" office:value="239" calcext:value-type="float">
            <text:p>239</text:p>
          </table:table-cell>
          <table:table-cell office:value-type="float" office:value="154" calcext:value-type="float">
            <text:p>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abcdef123</text:p>
          </table:table-cell>
          <table:table-cell office:value-type="float" office:value="240" calcext:value-type="float">
            <text:p>24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241" calcext:value-type="float">
            <text:p>24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242" calcext:value-type="float">
            <text:p>24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243" calcext:value-type="float">
            <text:p>24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Superior</text:p>
          </table:table-cell>
          <table:table-cell office:value-type="float" office:value="244" calcext:value-type="float">
            <text:p>244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245" calcext:value-type="float">
            <text:p>24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rBurks</text:p>
          </table:table-cell>
          <table:table-cell office:value-type="float" office:value="246" calcext:value-type="float">
            <text:p>24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team_rocket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inion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51"/>
        </table:table-row>
        <table:table-row table:style-name="ro3">
          <table:table-cell office:value-type="string" calcext:value-type="string">
            <text:p>macward</text:p>
          </table:table-cell>
          <table:table-cell office:value-type="float" office:value="250" calcext:value-type="float">
            <text:p>25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51"/>
        </table:table-row>
      </table:table>
      <table:named-expressions/>
      <table:database-ranges>
        <table:database-range table:name="__Anonymous_Sheet_DB__0" table:target-range-address="scores.A3:scores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0T09:24:53.279421151</dc:date>
    <meta:editing-duration>PT2M21S</meta:editing-duration>
    <meta:editing-cycles>1</meta:editing-cycles>
    <meta:document-statistic meta:table-count="1" meta:cell-count="69062" meta:object-count="0"/>
    <meta:generator>LibreOffice/5.2.7.2$Linux_X86_64 LibreOffice_project/20m0$Build-2</meta:generator>
  </office:meta>
</office:document-meta>
</file>